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d4c" officeooo:paragraph-rsid="00147d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8T11:39:20.761034600</meta:creation-date>
    <meta:generator>LibreOfficeDev/26.8.0.0.alpha0$Windows_X86_64 LibreOffice_project/612978591034d0bb001ce80ba59b524fa7a68ddd</meta:generator>
    <meta:initial-creator>Foo Bar</meta:initial-creator>
    <meta:editing-cycles>3</meta:editing-cycles>
    <meta:editing-duration>PT18S</meta:editing-duration>
    <dc:date>2026-05-08T11:39:31.181132300</dc:date>
    <dc:creator>Foo Bar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